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15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-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-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66cm" text:min-label-width="0.904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66cm" text:min-label-width="0.904cm"/>
        <style:text-properties style:font-name="Arial" fo:color="#595959" fo:font-size="100%"/>
      </text:list-level-style-bullet>
      <text:list-level-style-bullet text:level="2" text:bullet-char="-">
        <style:list-level-properties text:space-before="1.636cm" text:min-label-width="0.904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66cm" text:min-label-width="0.904cm"/>
        <style:text-properties fo:color="#595959" fo:font-size="100%"/>
      </text:list-level-style-number>
      <text:list-level-style-bullet text:level="2" text:bullet-char="-">
        <style:list-level-properties text:space-before="1.636cm" text:min-label-width="0.904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1.58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yJamas Progress</text:span><text:span text:style-name="T1"><text:line-break/></text:span><text:span text:style-name="T1">Week 4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flow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ata flow</text:span></text:p>
          </draw:text-box>
        </draw:frame>
        <draw:frame draw:name="Google Shape;61;p14" presentation:style-name="pr5" draw:text-style-name="P9" draw:layer="layout" svg:width="23.667cm" svg:height="9.864cm" svg:x="0.866cm" svg:y="2.827cm" presentation:class="outline" presentation:user-transformed="true">
          <draw:text-box>
            <text:list text:style-name="L3">
              <text:list-item>
                <text:p text:style-name="P7"><text:span text:style-name="T3">training / preprocessing:</text:span></text:p>
              </text:list-item>
            </text:list>
            <text:list text:style-name="L4">
              <text:list-item>
                <text:p text:style-name="P7"><text:span text:style-name="T3">annotation: text where feature is located</text:span></text:p>
              </text:list-item>
              <text:list-item>
                <text:p text:style-name="P7"><text:span text:style-name="T3">label_id: for each annotation</text:span></text:p>
              </text:list-item>
              <text:list-item>
                <text:p text:style-name="P7"><text:span text:style-name="T3">feature_num: id, feature names found in features.csv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feature_text is not used by BERT, does deberta use it?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(masks): whether training or test</text:span></text:p>
              </text:list-item>
            </text:list>
            <text:list text:style-name="L6">
              <text:list-item>
                <text:p text:style-name="P7"><text:span text:style-name="T3">in: input_id which retrieves full patient history by 1 medical student</text:span></text:p>
              </text:list-item>
              <text:list-item>
                <text:p text:style-name="P7"><text:span text:style-name="T3">out: predictions of 1 location/range per label_id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label_id is case and feature, they are empty if student did not consider a feature</text:span></text:p>
                  </text:list-item>
                </text:list>
              </text:list-item>
            </text:list>
            <text:p text:style-name="P8"><text:span text:style-name="T3">train test split on train.csv data</text:span></text:p>
            <text:list text:style-name="L8">
              <text:list-item>
                <text:list>
                  <text:list-item>
                    <text:p text:style-name="P8"><text:span text:style-name="T4">BERT model: via masks, DeBERTa: via DataLoa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2a35df12caf_0_5:notes" draw:style-name="gr1" draw:layer="layout" svg:width="16.932cm" svg:height="9.524cm" svg:x="1.059cm" svg:y="1.905cm" draw:page-number="2" presentation:class="page"/>
          <draw:frame draw:name="Google Shape;58;g2a35df12caf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Goals</text:span></text:p>
          </draw:text-box>
        </draw:frame>
        <draw:frame draw:name="Google Shape;67;p15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3">maximizing F1 score for ranges on test split</text:span></text:p>
            <text:list text:style-name="L3">
              <text:list-item>
                <text:p text:style-name="P8"><text:span text:style-name="T3">Kaggle final results might not be comparable because of larger test set which is not available =&gt; first get results of original notebooks for 80/20 train-test split</text:span></text:p>
              </text:list-item>
              <text:list-item>
                <text:p text:style-name="P10"><text:span text:style-name="T3">try to optimize singular models (optimizing ensemble models likely not possible within timeframe)</text:span></text:p>
              </text:list-item>
              <text:list-item>
                <text:p text:style-name="P10"><text:span text:style-name="T3">comparison to simple LSTM</text:span></text:p>
              </text:list-item>
              <text:list-item>
                <text:p text:style-name="P10"><text:span text:style-name="T3">comparison to finetuning on only the last layer(s)</text:span></text:p>
              </text:list-item>
            </text:list>
            <text:p text:style-name="P11"><text:span text:style-name="T3">Mainly go ahead with deberta model on kaggle? (optimizing best singular model if possible or optimizing training through transfer learning on only some layers)</text:span></text:p>
          </draw:text-box>
        </draw:frame>
        <presentation:notes draw:style-name="dp2">
          <draw:page-thumbnail draw:name="Google Shape;63;g28e5d3b6d55_0_0:notes" draw:style-name="gr1" draw:layer="layout" svg:width="16.932cm" svg:height="9.524cm" svg:x="1.059cm" svg:y="1.905cm" draw:page-number="3" presentation:class="page"/>
          <draw:frame draw:name="Google Shape;64;g28e5d3b6d55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(short)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Goals (short)</text:span></text:p>
          </draw:text-box>
        </draw:frame>
        <draw:frame draw:name="Google Shape;73;p16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3">maximizing F1 score for ranges on test split</text:span></text:p>
            <text:p text:style-name="P8"><text:span text:style-name="T3">Optimizing transfer learning of deberta model by retraining only some layers</text:span></text:p>
            <text:p text:style-name="P11"><text:span text:style-name="T3">(+ short comparison of lstm, bert and deberta)</text:span></text:p>
          </draw:text-box>
        </draw:frame>
        <presentation:notes draw:style-name="dp2">
          <draw:page-thumbnail draw:name="Google Shape;69;g2a6adf199a8_0_5:notes" draw:style-name="gr1" draw:layer="layout" svg:width="16.932cm" svg:height="9.524cm" svg:x="1.059cm" svg:y="1.905cm" draw:page-number="4" presentation:class="page"/>
          <draw:frame draw:name="Google Shape;70;g2a6adf199a8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RT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ERT</text:span></text:p>
          </draw:text-box>
        </draw:frame>
        <draw:frame draw:name="Google Shape;79;p17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3">BERT cased:</text:span></text:p>
            <text:list text:style-name="L11">
              <text:list-item>
                <text:p text:style-name="P8"><text:span text:style-name="T3">no training test acc: Test function TBD, visualization of test.csv looks good</text:span></text:p>
              </text:list-item>
              <text:list-item>
                <text:p text:style-name="P10"><text:span text:style-name="T3">finetuning all layers training-acc: </text:span></text:p>
              </text:list-item>
            </text:list>
            <text:list text:style-name="L12">
              <text:list-item>
                <text:list>
                  <text:list-item>
                    <text:p text:style-name="P10"><text:span text:style-name="T3">CPU: 0.8653 after 1 epoch, 0.9128 after 5 Batches in 2nd epoch</text:span></text:p>
                  </text:list-item>
                </text:list>
              </text:list-item>
            </text:list>
            <text:p text:style-name="P8"><text:span text:style-name="T3">uncased:</text:span></text:p>
            <text:list text:continue-numbering="true" text:style-name="L12">
              <text:list-item>
                <text:p text:style-name="P8"><text:span text:style-name="T3">finetuning all layers training-acc: </text:span></text:p>
                <text:list>
                  <text:list-item>
                    <text:p text:style-name="P10"><text:span text:style-name="T3">CPU: 0.8741 after 1 epoch, 0.9131 after 5 Batches in 2nd epoch</text:span></text:p>
                  </text:list-item>
                </text:list>
              </text:list-item>
            </text:list>
            <text:p text:style-name="P8"><text:span text:style-name="T3">Pending changes: Train-test split, corrected evaluation function, try larger batches and finetuning only one layer</text:span></text:p>
            <text:p text:style-name="P11"><text:span text:style-name="T3">uncased likely to perform better, abbreviations may be highlighted through casing but casing is not consistent between patient notes (some capslock notes etc.)</text:span></text:p>
          </draw:text-box>
        </draw:frame>
        <presentation:notes draw:style-name="dp2">
          <draw:page-thumbnail draw:name="Google Shape;75;g26357e59aa7_0_0:notes" draw:style-name="gr1" draw:layer="layout" svg:width="16.932cm" svg:height="9.524cm" svg:x="1.059cm" svg:y="1.905cm" draw:page-number="5" presentation:class="page"/>
          <draw:frame draw:name="Google Shape;76;g26357e59aa7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BERTa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eBERTa</text:span></text:p>
          </draw:text-box>
        </draw:frame>
        <draw:frame draw:name="Google Shape;85;p18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3">F1 Score:</text:span></text:p>
            <text:list text:style-name="L3">
              <text:list-item>
                <text:p text:style-name="P8"><text:span text:style-name="T3"><text:s/></text:span><text:span text:style-name="T3">after training 1 fold, 5 epochs: 0,8599</text:span></text:p>
              </text:list-item>
            </text:list>
            <text:list text:style-name="L4">
              <text:list-item>
                <text:p text:style-name="P10"><text:span text:style-name="T3">Time: 606min</text:span></text:p>
              </text:list-item>
            </text:list>
            <text:p text:style-name="P8"><text:span text:style-name="T3"/></text:p>
            <text:p text:style-name="P11"><text:span text:style-name="T3"/></text:p>
          </draw:text-box>
        </draw:frame>
        <presentation:notes draw:style-name="dp2">
          <draw:page-thumbnail draw:name="Google Shape;81;g2a6adf199a8_0_0:notes" draw:style-name="gr1" draw:layer="layout" svg:width="16.932cm" svg:height="9.524cm" svg:x="1.059cm" svg:y="1.905cm" draw:page-number="6" presentation:class="page"/>
          <draw:frame draw:name="Google Shape;82;g2a6adf199a8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DO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ODO</text:span></text:p>
          </draw:text-box>
        </draw:frame>
        <draw:frame draw:name="Google Shape;91;p19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3">(Check if correcting annotations like in deberta example improves bert model / if not doing it makes deberta results significantly worse)</text:span></text:p>
            <text:p text:style-name="P8"><text:span text:style-name="T3">Decide on Kaggle or Colab</text:span></text:p>
            <text:p text:style-name="P8"><text:span text:style-name="T3">Finish LSTM</text:span></text:p>
            <text:p text:style-name="P8"><text:span text:style-name="T3">Implement F1 score where it’s missing</text:span></text:p>
            <text:p text:style-name="P8"><text:span text:style-name="T3">Create 20/80 test-train splits where they are missing and check results</text:span></text:p>
            <text:p text:style-name="P8"><text:span text:style-name="T3">Fine-tune different numbers of layers and check results</text:span></text:p>
            <text:p text:style-name="P8"><text:span text:style-name="T3">(Change Batch sizes and check results)</text:span></text:p>
            <text:p text:style-name="P8"><text:span text:style-name="T3">(Check if DeBERTa performs differently for female and male patients since model is proven to be biased at times)</text:span></text:p>
            <text:p text:style-name="P8"><text:span text:style-name="T3">(Confirm DeBERTa folds are for k-fold cross validation and not something else)</text:span></text:p>
            <text:p text:style-name="P11"><text:span text:style-name="T3">Write final report (decide on latex or word)</text:span></text:p>
          </draw:text-box>
        </draw:frame>
        <presentation:notes draw:style-name="dp2">
          <draw:page-thumbnail draw:name="Google Shape;87;g2a402dedeb1_0_0:notes" draw:style-name="gr1" draw:layer="layout" svg:width="16.932cm" svg:height="9.524cm" svg:x="1.059cm" svg:y="1.905cm" draw:page-number="7" presentation:class="page"/>
          <draw:frame draw:name="Google Shape;88;g2a402dedeb1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"/>
    <meta:generator>LibreOfficeDev/6.0.5.2$Linux_X86_64 LibreOffice_project/</meta:generator>
  </office:meta>
</office:document-meta>
</file>